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1a6" officeooo:paragraph-rsid="001051a6"/>
    </style:style>
    <style:style style:name="P2" style:family="paragraph" style:parent-style-name="Standard">
      <style:text-properties officeooo:rsid="001051a6" officeooo:paragraph-rsid="00118e8f"/>
    </style:style>
    <style:style style:name="P3" style:family="paragraph" style:parent-style-name="Standard">
      <style:text-properties officeooo:rsid="00118e8f" officeooo:paragraph-rsid="00118e8f"/>
    </style:style>
    <style:style style:name="P4" style:family="paragraph" style:parent-style-name="Standard">
      <style:text-properties officeooo:rsid="00119e3f" officeooo:paragraph-rsid="00119e3f"/>
    </style:style>
    <style:style style:name="P5" style:family="paragraph" style:parent-style-name="Standard">
      <style:text-properties officeooo:rsid="00142d6f" officeooo:paragraph-rsid="00142d6f"/>
    </style:style>
    <style:style style:name="P6" style:family="paragraph" style:parent-style-name="Standard">
      <style:text-properties officeooo:rsid="001051a6" officeooo:paragraph-rsid="0014e681"/>
    </style:style>
    <style:style style:name="P7" style:family="paragraph" style:parent-style-name="Standard">
      <style:text-properties officeooo:rsid="00118e8f" officeooo:paragraph-rsid="00118e8f"/>
    </style:style>
    <style:style style:name="P8" style:family="paragraph" style:parent-style-name="Standard">
      <style:text-properties officeooo:rsid="00118e8f" officeooo:paragraph-rsid="0014e681"/>
    </style:style>
    <style:style style:name="P9" style:family="paragraph" style:parent-style-name="Standard">
      <style:text-properties officeooo:rsid="00142d6f" officeooo:paragraph-rsid="0014e681"/>
    </style:style>
    <style:style style:name="P10" style:family="paragraph" style:parent-style-name="Standard">
      <style:text-properties officeooo:rsid="0014e681" officeooo:paragraph-rsid="0014e681"/>
    </style:style>
    <style:style style:name="P11" style:family="paragraph" style:parent-style-name="Standard">
      <style:text-properties officeooo:rsid="00152277" officeooo:paragraph-rsid="00152277"/>
    </style:style>
    <style:style style:name="T1" style:family="text">
      <style:text-properties officeooo:rsid="00118e8f"/>
    </style:style>
    <style:style style:name="T2" style:family="text">
      <style:text-properties officeooo:rsid="00142d6f"/>
    </style:style>
    <style:style style:name="T3" style:family="text">
      <style:text-properties officeooo:rsid="0014e681"/>
    </style:style>
    <style:style style:name="T4" style:family="text">
      <style:text-properties officeooo:rsid="00152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Source v</text:span>ideo file: ___</text:p>
      <text:p text:style-name="P6"><text:span text:style-name="T3">Reverse Speech Pro s</text:span>ound file: ___</text:p>
      <text:p text:style-name="P8">Transcript file: ___</text:p>
      <text:p text:style-name="P6">---</text:p>
      <text:p text:style-name="P10">Output</text:p>
      <text:p text:style-name="P8">Video <text:span text:style-name="T3">contents</text:span></text:p>
      <text:p text:style-name="P8">(*) Use entire video</text:p>
      <text:p text:style-name="P8">( ) Use forward and reverse speech only</text:p>
      <text:p text:style-name="P9"/>
      <text:p text:style-name="P9">(*) Create video file</text:p>
      <text:p text:style-name="P9">( ) Create video project</text:p>
      <text:p text:style-name="P10">Output video file: ___</text:p>
      <text:p text:style-name="P8">---</text:p>
      <text:p text:style-name="P6">Reversal <text:span text:style-name="T3">rates</text:span>:</text:p>
      <text:p text:style-name="P1"><text:tab/><text:span text:style-name="T3">Speed<text:tab/><text:tab/>Tone</text:span></text:p>
      <text:p text:style-name="P2">[x] <text:tab/><text:span text:style-name="T1">[100]%<text:tab/>[100]%</text:span></text:p>
      <text:p text:style-name="P2">[x] <text:tab/><text:span text:style-name="T1">[ 85]%<text:tab/><text:tab/>[ 85]%</text:span></text:p>
      <text:p text:style-name="P2">[x] <text:tab/><text:span text:style-name="T1">[ 70]%<text:tab/><text:tab/>[ 70]%</text:span></text:p>
      <text:p text:style-name="P2">[ ] <text:tab/><text:span text:style-name="T1">[ 50]%<text:tab/><text:tab/>[ 70]%</text:span></text:p>
      <text:p text:style-name="P2">---</text:p>
      <text:p text:style-name="P3">Between reversals</text:p>
      <text:p text:style-name="P3">(*) Cut between last frame and first frame</text:p>
      <text:p text:style-name="P3">() Crossfade between last frame and first frame</text:p>
      <text:p text:style-name="P3"/>
      <text:p text:style-name="P3">At end of reversal s<text:span text:style-name="T3">et</text:span></text:p>
      <text:p text:style-name="P3">[x] Include 100% forward / <text:span text:style-name="T3">100% </text:span>reverse</text:p>
      <text:p text:style-name="P3">[x] Replay forward speech before continuing</text:p>
      <text:p text:style-name="P3"/>
      <text:p text:style-name="P11">Click Create video to begin.</text:p>
      <text:p text:style-name="P4">[<text:span text:style-name="T2">Create video</text:span>]</text:p>
      <text:p text:style-name="P1"/>
      <text:p text:style-name="P4">Other utilities:</text:p>
      <text:p text:style-name="P1">[Extract .wav from vide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5:52:55.888000000</meta:creation-date>
    <dc:date>2018-11-24T17:44:09.840000000</dc:date>
    <meta:editing-duration>PT3H17M45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29" meta:word-count="116" meta:character-count="626" meta:non-whitespace-character-count="530"/>
  </office:meta>
</office:document-meta>
</file>